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6366in" svg:height="6.126in" svg:x="4.1744in" svg:y="0.5614in">
            <draw:object draw:notify-on-update-of-ranges="Sheet1.D1:Sheet1.D1 Sheet1.D2:Sheet1.D12 Sheet1.A2:Sheet1.A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grees C</text:p>
          </table:table-cell>
          <table:table-cell office:value-type="string" calcext:value-type="string">
            <text:p>Degrees 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k ohms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A2] + 217.15" office:value-type="float" office:value="197.15" calcext:value-type="float">
            <text:p>197.15</text:p>
          </table:table-cell>
          <table:table-cell table:formula="of:=10500 * EXP(5500 * ( 1 / [.B2] - 1/246.15))" office:value-type="float" office:value="2710303.97320976" calcext:value-type="float">
            <text:p>2710303.97320976</text:p>
          </table:table-cell>
          <table:table-cell table:formula="of:=[.C2] / 1000" office:value-type="float" office:value="2710.30397320976" calcext:value-type="float">
            <text:p>2710.3039732097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A3] + 217.15" office:value-type="float" office:value="202.15" calcext:value-type="float">
            <text:p>202.15</text:p>
          </table:table-cell>
          <table:table-cell table:formula="of:=10500 * EXP(5500 * ( 1 / [.B3] - 1/246.15))" office:value-type="float" office:value="1359395.37075612" calcext:value-type="float">
            <text:p>1359395.37075612</text:p>
          </table:table-cell>
          <table:table-cell table:formula="of:=[.C3] / 1000" office:value-type="float" office:value="1359.39537075612" calcext:value-type="float">
            <text:p>1359.3953707561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A4] + 217.15" office:value-type="float" office:value="207.15" calcext:value-type="float">
            <text:p>207.15</text:p>
          </table:table-cell>
          <table:table-cell table:formula="of:=10500 * EXP(5500 * ( 1 / [.B4] - 1/246.15))" office:value-type="float" office:value="704920.283536929" calcext:value-type="float">
            <text:p>704920.283536929</text:p>
          </table:table-cell>
          <table:table-cell table:formula="of:=[.C4] / 1000" office:value-type="float" office:value="704.920283536929" calcext:value-type="float">
            <text:p>704.92028353692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A5] + 217.15" office:value-type="float" office:value="212.15" calcext:value-type="float">
            <text:p>212.15</text:p>
          </table:table-cell>
          <table:table-cell table:formula="of:=10500 * EXP(5500 * ( 1 / [.B5] - 1/246.15))" office:value-type="float" office:value="377031.658654131" calcext:value-type="float">
            <text:p>377031.658654131</text:p>
          </table:table-cell>
          <table:table-cell table:formula="of:=[.C5] / 1000" office:value-type="float" office:value="377.031658654131" calcext:value-type="float">
            <text:p>377.031658654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] + 217.15" office:value-type="float" office:value="217.15" calcext:value-type="float">
            <text:p>217.15</text:p>
          </table:table-cell>
          <table:table-cell table:formula="of:=10500 * EXP(5500 * ( 1 / [.B6] - 1/246.15))" office:value-type="float" office:value="207553.74898566" calcext:value-type="float">
            <text:p>207553.74898566</text:p>
          </table:table-cell>
          <table:table-cell table:formula="of:=[.C6] / 1000" office:value-type="float" office:value="207.55374898566" calcext:value-type="float">
            <text:p>207.553748985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7] + 217.15" office:value-type="float" office:value="227.15" calcext:value-type="float">
            <text:p>227.15</text:p>
          </table:table-cell>
          <table:table-cell table:formula="of:=10500 * EXP(5500 * ( 1 / [.B7] - 1/246.15))" office:value-type="float" office:value="68057.3812427767" calcext:value-type="float">
            <text:p>68057.3812427767</text:p>
          </table:table-cell>
          <table:table-cell table:formula="of:=[.C7] / 1000" office:value-type="float" office:value="68.0573812427767" calcext:value-type="float">
            <text:p>68.05738124277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8] + 217.15" office:value-type="float" office:value="237.15" calcext:value-type="float">
            <text:p>237.15</text:p>
          </table:table-cell>
          <table:table-cell table:formula="of:=10500 * EXP(5500 * ( 1 / [.B8] - 1/246.15))" office:value-type="float" office:value="24516.556346112" calcext:value-type="float">
            <text:p>24516.556346112</text:p>
          </table:table-cell>
          <table:table-cell table:formula="of:=[.C8] / 1000" office:value-type="float" office:value="24.516556346112" calcext:value-type="float">
            <text:p>24.5165563461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9] + 217.15" office:value-type="float" office:value="247.15" calcext:value-type="float">
            <text:p>247.15</text:p>
          </table:table-cell>
          <table:table-cell table:formula="of:=10500 * EXP(5500 * ( 1 / [.B9] - 1/246.15))" office:value-type="float" office:value="9592.37220284821" calcext:value-type="float">
            <text:p>9592.37220284821</text:p>
          </table:table-cell>
          <table:table-cell table:formula="of:=[.C9] / 1000" office:value-type="float" office:value="9.59237220284821" calcext:value-type="float">
            <text:p>9.592372202848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0] + 217.15" office:value-type="float" office:value="257.15" calcext:value-type="float">
            <text:p>257.15</text:p>
          </table:table-cell>
          <table:table-cell table:formula="of:=10500 * EXP(5500 * ( 1 / [.B10] - 1/246.15))" office:value-type="float" office:value="4037.27879811914" calcext:value-type="float">
            <text:p>4037.27879811914</text:p>
          </table:table-cell>
          <table:table-cell table:formula="of:=[.C10] / 1000" office:value-type="float" office:value="4.03727879811914" calcext:value-type="float">
            <text:p>4.037278798119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1] + 217.15" office:value-type="float" office:value="267.15" calcext:value-type="float">
            <text:p>267.15</text:p>
          </table:table-cell>
          <table:table-cell table:formula="of:=10500 * EXP(5500 * ( 1 / [.B11] - 1/246.15))" office:value-type="float" office:value="1812.96015088537" calcext:value-type="float">
            <text:p>1812.96015088537</text:p>
          </table:table-cell>
          <table:table-cell table:formula="of:=[.C11] / 1000" office:value-type="float" office:value="1.81296015088537" calcext:value-type="float">
            <text:p>1.812960150885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2] + 217.15" office:value-type="float" office:value="317.15" calcext:value-type="float">
            <text:p>317.15</text:p>
          </table:table-cell>
          <table:table-cell table:formula="of:=10500 * EXP(5500 * ( 1 / [.B12] - 1/246.15))" office:value-type="float" office:value="70.5966834975252" calcext:value-type="float">
            <text:p>70.5966834975252</text:p>
          </table:table-cell>
          <table:table-cell table:formula="of:=[.C12] / 1000" office:value-type="float" office:value="0.0705966834975252" calcext:value-type="float">
            <text:p>0.0705966834975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23:44:58.026406833</meta:creation-date>
    <dc:date>2022-02-11T23:57:24.699433692</dc:date>
    <meta:editing-duration>PT2M16S</meta:editing-duration>
    <meta:editing-cycles>1</meta:editing-cycles>
    <meta:document-statistic meta:table-count="1" meta:cell-count="4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4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558cm" svg:height="15.561cm" xlink:href=".." xlink:type="simple" chart:class="chart:scatter" chart:column-mapping="" chart:style-name="ch1">
        <chart:title svg:x="9.367cm" svg:y="0.799cm" chart:style-name="ch2">
          <text:p>Resistance vs Temperature</text:p>
        </chart:title>
        <chart:plot-area chart:style-name="ch3" table:cell-range-address="Sheet1.D1:Sheet1.D12 Sheet1.A2:Sheet1.A12" chart:data-source-has-labels="column" svg:x="1.021cm" svg:y="0.46cm" svg:width="28.164cm" svg:height="14.589cm">
          <chartooo:coordinate-region svg:x="2.013cm" svg:y="0.66cm" svg:width="26.892cm" svg:height="13.742cm"/>
          <chart:axis chart:dimension="x" chart:name="primary-x" chart:style-name="ch4" chartooo:axis-type="auto">
            <chart:title svg:x="13.538cm" svg:y="15.001cm" chart:style-name="ch5">
              <text:p>Temeprature (deg C)</text:p>
            </chart:title>
            <chart:categories table:cell-range-address="Sheet1.D1:Sheet1.D1"/>
          </chart:axis>
          <chart:axis chart:dimension="x" chart:name="secondary-x" chart:style-name="ch6"/>
          <chart:axis chart:dimension="y" chart:name="primary-y" chart:style-name="ch7">
            <chart:title svg:x="0cm" svg:y="9.306cm" chart:style-name="ch8">
              <text:p>Resistance (k Ohms)</text:p>
            </chart:title>
            <chart:grid chart:style-name="ch9" chart:class="major"/>
          </chart:axis>
          <chart:series chart:style-name="ch10" chart:values-cell-range-address="Sheet1.D2:Sheet1.D12" chart:class="chart:scatter">
            <chart:domain table:cell-range-address="Sheet1.A2:Sheet1.A1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 k ohms</text:p>
                <draw:g>
                  <svg:desc>Sheet1.D1:Sheet1.D1</svg:desc>
                </draw:g>
              </table:table-cell>
              <table:table-cell office:value-type="float" office:value="-20">
                <text:p>-20</text:p>
                <draw:g>
                  <svg:desc>Sheet1.A2:Sheet1.A12</svg:desc>
                </draw:g>
              </table:table-cell>
              <table:table-cell office:value-type="float" office:value="2710.30397320976">
                <text:p>2710.30397320976</text:p>
                <draw:g>
                  <svg:desc>Sheet1.D2:Sheet1.D12</svg:desc>
                </draw:g>
              </table:table-cell>
            </table:table-row>
            <table:table-row>
              <table:table-cell office:value-type="string"/>
              <table:table-cell office:value-type="float" office:value="-15">
                <text:p>-15</text:p>
              </table:table-cell>
              <table:table-cell office:value-type="float" office:value="1359.39537075612">
                <text:p>1359.39537075612</text:p>
              </table:table-cell>
            </table:table-row>
            <table:table-row>
              <table:table-cell office:value-type="string"/>
              <table:table-cell office:value-type="float" office:value="-10">
                <text:p>-10</text:p>
              </table:table-cell>
              <table:table-cell office:value-type="float" office:value="704.920283536929">
                <text:p>704.920283536929</text:p>
              </table:table-cell>
            </table:table-row>
            <table:table-row>
              <table:table-cell office:value-type="string"/>
              <table:table-cell office:value-type="float" office:value="-5">
                <text:p>-5</text:p>
              </table:table-cell>
              <table:table-cell office:value-type="float" office:value="377.031658654131">
                <text:p>377.03165865413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207.55374898566">
                <text:p>207.5537489856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68.0573812427767">
                <text:p>68.0573812427767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24.516556346112">
                <text:p>24.516556346112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9.59237220284821">
                <text:p>9.59237220284821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4.03727879811914">
                <text:p>4.03727879811914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1.81296015088537">
                <text:p>1.81296015088537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705966834975252">
                <text:p>0.07059668349752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